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NexusSerif" svg:font-family="NexusSerif, Georgia, 'Times New Roman', Times, STIXGeneral, 'Cambria Math', 'Lucida Sans Unicode', 'Microsoft Sans Serif', 'Segoe UI Symbol', 'Arial Unicode MS', 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fo:font-weight="normal" officeooo:paragraph-rsid="0008bc81" style:font-weight-asian="normal" style:font-weight-complex="normal"/>
    </style:style>
    <style:style style:name="T1" style:family="text">
      <style:text-properties fo:background-color="#fff200" loext:char-shading-value="0"/>
    </style:style>
    <style:style style:name="T2" style:family="text">
      <style:text-properties fo:background-color="#fff20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étodos de selección genómica para la mejora de cultivos: estado actual y perspectivas</text:p>
      <text:p text:style-name="P1"/>
      <text:p text:style-name="P2">…</text:p>
      <text:p text:style-name="P2"/>
      <text:p text:style-name="P3">5 . Factores que afectan la precisión de la selección genómica </text:p>
      <text:p text:style-name="P3"/>
      <text:p text:style-name="P3"><text:span text:style-name="T2">La precisión de GS se ve afectada por muchos factores, como el tamaño de la muestra, la relación genética , la densidad de marcadores, la heredabilidad y la LD entre marcadores y QTL</text:span> . P<text:span text:style-name="T2">or lo general, un gran conjunto de entrenamiento puede mejorar la precisión de la predicción, porque cuanto mayor sea el conjunto de entrenamiento, más muestras con información fenotípica y genotípica se pueden utilizar y, por lo tanto, la precisión de la estimación de los efectos genéticos se puede mejorar en consecuencia [ 5 ], especialmente para rasgos con baja heredabilidad [ 74 ]</text:span>.</text:p>
      <text:p text:style-name="P3"/>
      <text:p text:style-name="P3"><text:span text:style-name="T2">El nivel de relación entre los genotipos en el conjunto de entrenamiento y el conjunto de prueba también tiene un fuerte impacto en la precisión de la predicción [ 26 , 75 ]</text:span>. En una población de maíz biparental interconectada, Riedelsheimer et al. [ 4 ] investigó la influencia de la composición del conjunto de entrenamiento en la precisión de la predicción genómica. La precisión de la predicción disminuyó en un 42 % si los hermanos completos se reemplazaban por líneas DH de medios hermanos , pero se podrían lograr resultados estadísticamente significativamente mejores si las líneas DH de medios hermanos estuvieran disponibles de ambos padres en lugar de solo uno de los padres de la población de validación.</text:p>
      <text:p text:style-name="P3"/>
      <text:p text:style-name="P3"><text:span text:style-name="T2">GS utiliza marcadores que cubren todo el genoma para que los marcadores puedan explicar toda la variación genética . Se supone que siempre hay algunos marcadores en LD con cualquier QTL. Una densidad de marcadores lo suficientemente alta garantiza una LD casi perfecta entre al menos un marcador y cada QTL, lo que conduce a una mayor precisión de predicción</text:span>. <text:span text:style-name="T2">Aunque en teoría, cuantos más marcadores haya, mejor será la predicción, es difícil mejorar significativamente la precisión cuando la densidad alcanza un cierto grado</text:span>. <text:span text:style-name="T2">Su et al. [ 76 ] investigó la predicción genómica utilizando paneles de marcadores de densidad media y alta. Cuando la densidad del marcador aumentó de 54 K a 777 K, la precisión de la predicción aumentó solo entre un 0,5 y un 1,0 %. Para los rasgos de calidad del grano en poblaciones biparentales de trigo, los estudios mostraron que la precisión para GS alcanzó unmeseta a bajas densidades de marcadores (128–256) [ 77 ]. Una tendencia similar se encuentra en otros estudios [ 15 , 27 ] cuando el marcador de densidad alcanza un cierto nivel, ya no es beneficioso para la predicción genómica. En resumen, con un aumento en la densidad del marcador, la precisión de GS no es proporcional al costo</text:span>.</text:p>
      <text:p text:style-name="P3"/>
      <text:p text:style-name="P3">Cuando la densidad es fija, la longitud de los haplotipos también puede afectar la precisión. En dos estudios [ 78 , 79 ], los haplotipos formados por 10 marcadores arrojaron la mayor precisión de estimación para los valores genéticos . <text:span text:style-name="T2">El grado de LD entre los marcadores y QTL también puede afectar la precisión. Si se aplica GS durante muchas generaciones, el efecto de los marcadores no cambia, pero la proporción de la varianza genética explicada por ellos disminuye, y la precisión puede disminuir rápidamente en las generaciones posteriores después de la estimación debido al deterioro de las relaciones genéticas [ 34 ]</text:span>. <text:span text:style-name="T2">Meuwissen et al. [ 18] demostró que la precisión de GS en las dos primeras generaciones disminuyó rápidamente, mientras que la precisión en las generaciones siguientes disminuyó lentamente. Con el paso de las generaciones, la precisión de los rasgos con alta heredabilidad disminuye más lentamente [ 79 ]. Para garantizar una alta precisión en GS, es mejor volver a estimar los efectos del marcador o haplotipo cada 2 o 3 generaciones</text:span>. <text:span text:style-name="T2">Sin embargo, Zhong et al. [ 80 ] señaló que las predicciones se basaban principalmente en información de marcadores para modelar las relaciones genéticas entre los conjuntos de entrenamiento y prueba, en lugar de marcadores </text:span><text:soft-page-break/><text:span text:style-name="T2">que capturaban los efectos de QTL por asociación, lo que sugería que la información de relaciones era más valiosa que la información de LD</text:span>.</text:p>
      <text:p text:style-name="P3"/>
      <text:p text:style-name="P3"><text:span text:style-name="T2">La precisión de GS también depende de la arquitectura genética de los rasgos, como la heredabilidad y la distribución de los genes causales. La heredabilidad está positivamente relacionada con la precisión de la predicción. Usando el mismo método GS, la precisión de la predicción de un rasgo de alta heredabilidad (como el peso de mil granos) suele ser mayor que la de un rasgo de baja heredabilidad (como el rendimiento de grano)</text:span>. <text:span text:style-name="T2">La interacción G × E es otro factor importante. Por ejemplo, las precisiones para el mismo rasgo en varios entornos difieren mucho debido a la interacción. Con un conjunto de datos de trigo de invierno que consta de 2437 genotipos probados para rendimiento de grano en 44 entornos, Heslot et al. [ 63] lo dividió al azar en dos conjuntos de 22 ambientes, encontrando que la precisión en la predicción del desempeño del genotipo en ambientes no observados aumentó en un 11,1% en promedio cuando los datos meteorológicos estaban disponib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NexusSerif" svg:font-family="NexusSerif, Georgia, 'Times New Roman', Times, STIXGeneral, 'Cambria Math', 'Lucida Sans Unicode', 'Microsoft Sans Serif', 'Segoe UI Symbol', 'Arial Unicode MS', 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4-26T03:55:17.603504811</meta:creation-date>
    <dc:date>2022-04-26T04:41:36.997336216</dc:date>
    <meta:editing-duration>PT5M36S</meta:editing-duration>
    <meta:editing-cycles>2</meta:editing-cycles>
    <meta:generator>LibreOffice/6.0.7.3$Linux_X86_64 LibreOffice_project/00m0$Build-3</meta:generator>
    <meta:document-statistic meta:table-count="0" meta:image-count="0" meta:object-count="0" meta:page-count="2" meta:paragraph-count="8" meta:word-count="846" meta:character-count="5066" meta:non-whitespace-character-count="4228"/>
  </office:meta>
</office:document-meta>
</file>